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T1" style:family="text">
      <style:text-properties fo:font-style="italic"/>
    </style:style>
    <style:style style:name="T2" style:family="text">
      <style:text-properties fo:font-weight="bold"/>
    </style:style>
    <style:style style:name="T3" style:family="text">
      <style:text-properties fo:font-size="12pt" fo:font-weight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u searched for: <text:bookmark text:name="needMoreForNatural"/><text:bookmark text:name="naturalAllContent"/>(AB=(survey  OR surveys)  AND AB=(incentive  OR incentives)  AND AB=(response  OR non-response  OR nonresponse))  <text:span text:style-name="T1">AND </text:span><text:span text:style-name="T2">LANGUAGE:</text:span> (English) <text:span text:style-name="T1">AND</text:span> <text:span text:style-name="T2">DOCUMENT TYPES:</text:span> (Article) <text:bookmark text:name="naturalExtraContentTarget"/></text:p>
      <text:section text:style-name="Sect1" text:name="refineDiv">
        <text:p text:style-name="Standard"/>
      </text:section>
      <text:section text:style-name="Sect1" text:name="limitsDiv">
        <text:p text:style-name="Standard"><text:span text:style-name="T3">Timespan:</text:span> All years. <text:span text:style-name="T3">Indexes:</text:span> SCI-EXPANDED, SSCI, CPCI-S, CPCI-SSH. </text:p>
      </text:section>
      <text:section text:style-name="Sect1" text:name="searchSettingsDiv"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15:54:38.091000000</meta:creation-date>
    <dc:date>2020-10-19T15:55:05.955000000</dc:date>
    <meta:editing-duration>PT29S</meta:editing-duration>
    <meta:editing-cycles>1</meta:editing-cycles>
    <meta:document-statistic meta:table-count="0" meta:image-count="0" meta:object-count="0" meta:page-count="1" meta:paragraph-count="2" meta:word-count="31" meta:character-count="254" meta:non-whitespace-character-count="216"/>
    <meta:generator>LibreOffice/5.2.7.2$Windows_x86 LibreOffice_project/2b7f1e640c46ceb28adf43ee075a6e8b8439ed10</meta:generator>
  </office:meta>
</office:document-meta>
</file>